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1.249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68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1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3.57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0000"/>
      <style:paragraph-properties fo:margin-top="0cm" fo:margin-bottom="0cm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top="0.42cm" fo:margin-bottom="0.35cm"/>
      <style:text-properties fo:font-size="18pt" style:font-size-asian="18pt" style:font-size-complex="18pt"/>
    </style:style>
    <style:style style:name="P21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837cm" svg:height="21.289cm" svg:x="10.723cm" svg:y="11.837cm">
          <draw:text-box>
            <text:p text:style-name="P1">Poštovani profesore,</text:p>
            <text:p text:style-name="P1"/>
            <text:p text:style-name="P1">Imam pitanje vezano za drugi projekat iz predmeta Napredni operativni sistemi. Da li je moguće izmeniti projekat kako bi se povećala njegova praktična vrednost u oblasti sajber bezbednosti?</text:p>
            <text:p text:style-name="P1"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 text:style-name="P1"/>
            <text:p text:style-name="P1">S poštovanjem,</text:p>
            <text:p text:style-name="P1">Miloš Jovanović 1564</text:p>
            <text:p text:style-name="P1"/>
            <text:p text:style-name="P1"/>
            <text:p text:style-name="P1">Možeš da ovaj 2. projekat implementiraš sa predloženom izmenomš</text:p>
            <text:p text:style-name="P1"/>
            <text:p text:style-name="P1"/>
            <text:p text:style-name="P1"/>
            <text:p text:style-name="P1">provera dns</text:p>
            <text:p text:style-name="P1">za ip koji uspostavlja konekciju proveramo dns upit dA LI JE CISTA; pa akacije log ili alarm</text:p>
            <text:p text:style-name="P1"/>
            <text:p text:style-name="P1">nakon vise ip adresa da se prekinu nesto&gt;???</text:p>
            <text:p text:style-name="P1"/>
            <text:p text:style-name="P1"/>
            <text:p text:style-name="P1"/>
            <text:p text:style-name="P1"><text:span text:style-name="T1">KAKO DA NE</text:span></text:p>
          </draw:text-box>
        </draw:frame>
        <draw:custom-shape draw:style-name="gr2" draw:text-style-name="P3" draw:layer="layout" svg:width="35.408cm" svg:height="27.29cm" svg:x="53.36cm" svg:y="7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405cm" svg:height="2cm" svg:x="54.36cm" svg:y="6.833cm">
          <text:p text:style-name="P4"><text:span text:style-name="T2">To do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12.405cm" svg:height="2cm" svg:x="64.7cm" svg:y="6.834cm">
          <text:p text:style-name="P4"><text:span text:style-name="T2">Doing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405cm" svg:height="2cm" svg:x="75.04cm" svg:y="6.835cm">
          <text:p text:style-name="P4"><text:span text:style-name="T2">Done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1"><text:span text:style-name="T3">IOT</text:span></text:p>
          </draw:text-box>
        </draw:frame>
        <draw:frame draw:style-name="gr8" draw:text-style-name="P8" draw:layer="layout" svg:width="17.833cm" svg:height="10.319cm" svg:x="20.902cm" svg:y="37.465cm">
          <draw:text-box>
            <text:p text:style-name="P1">Sto se tice IoT segmenta, glavni cilj je da se povlaci lista malicioznih IP-a kroz nas URL, na svakih X minuta kao parametar, i da na osnovu toga se updatuje iptables liste za blokadu na INPUT chain-u</text:p>
            <text:p text:style-name="P1">A evo ti URL za skidanje IOA IPjeva u cilju testiranja tvog modula:</text:p>
            <text:p text:style-name="P1"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  <draw:frame draw:style-name="gr9" draw:text-style-name="P8" draw:layer="layout" svg:width="30.351cm" svg:height="10.205cm" svg:x="102.094cm" svg:y="9.527cm">
          <draw:text-box>
            <text:p text:style-name="P1">source ~/zephyrproject/.venv/bin/activate</text:p>
            <text:p text:style-name="P1">cd ~/zephyrproject/zephyr</text:p>
            <text:p text:style-name="P1">west build -p auto -b nrf52dk/nrf52832 samples/nos</text:p>
            <text:p text:style-name="P1">ls build/zephyr/zephyr.{hex,bin,elf}</text:p>
            <text:p text:style-name="P1"><text:tab/></text:p>
            <text:p text:style-name="P1"/>
            <text:p text:style-name="P1">Bilo bi west flash na kraj</text:p>
            <text:p text:style-name="P1"/>
            <text:p text:style-name="P1"/>
            <text:p text:style-name="P1">docker cp zephyr:/root/zephyrproject/zephyr/build/zephyr/zephyr.bin ./build/</text:p>
            <text:p text:style-name="P1">docker cp zephyr:/root/zephyrproject/zephyr/build/zephyr/zephyr.hex ./build/</text:p>
            <text:p text:style-name="P1"><text:span text:style-name="T1">docker cp </text:span><text:span text:style-name="T1">zephyr:/roo</text:span><text:span text:style-name="T1">t/zephyrpro</text:span><text:span text:style-name="T1">ject/zephyr/</text:span><text:span text:style-name="T1">build/zephy</text:span><text:span text:style-name="T1">r/zephyr.elf </text:span><text:span text:style-name="T1">/home/mj/D</text:span><text:span text:style-name="T1">esktop/NO</text:span><text:span text:style-name="T1">S/II/build</text:span></text:p>
            <text:p text:style-name="P1"/>
          </draw:text-box>
        </draw:frame>
        <draw:frame draw:style-name="gr10" draw:text-style-name="P10" draw:layer="layout" svg:width="34.22cm" svg:height="3.806cm" svg:x="113.947cm" svg:y="5.516cm">
          <draw:text-box>
            <text:p text:style-name="P1">Init resursi:</text:p>
            <text:p text:style-name="P1"><text:a xlink:href="https://www.iot-lab.info/docs/os/zephyr/" xlink:type="simple">https://www.iot-lab.info/docs/os/zephyr/</text:a></text:p>
            <text:p text:style-name="P1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1"><text:a xlink:href="https://docs.zephyrproject.org/latest/boards/nordic/nrf52dk/doc/index.html" xlink:type="simple">https://docs.zephyrproject.org/latest/boards/nordic/nrf52dk/doc/index.html</text:a></text:p>
            <text:p text:style-name="P1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11" draw:text-style-name="P10" draw:layer="layout" svg:width="24.901cm" svg:height="3.095cm" svg:x="129.737cm" svg:y="11.689cm">
          <draw:text-box>
            <text:p text:style-name="P1"><text:a xlink:href="https://www.iot-lab.info/docs/boards/nordic-nrf52dk/" xlink:type="simple">https://www.iot-lab.info/docs/boards/nordic-nrf52dk/</text:a></text:p>
            <text:p text:style-name="P1"><text:a xlink:href="https://www.iot-lab.info/legacy/tutorials/index.html" xlink:type="simple">https://www.iot-lab.info/legacy/tutorials/index.html</text:a></text:p>
            <text:p text:style-name="P1"><text:a xlink:href="https://www.iot-lab.info/legacy/tutorials/testbed-overview/index.html" xlink:type="simple">https://www.iot-lab.info/legacy/tutorials/testbed-overview/index.html</text:a></text:p>
            <text:p text:style-name="P1"/>
          </draw:text-box>
        </draw:frame>
        <draw:frame draw:style-name="gr12" draw:text-style-name="P12" draw:layer="layout" svg:width="28.195cm" svg:height="3.15cm" svg:x="108.451cm" svg:y="20.56cm">
          <draw:text-box>
            <text:p text:style-name="P1"><text:span text:style-name="T4">docker cp </text:span><text:span text:style-name="T4">zephyr:/root/z</text:span><text:span text:style-name="T4">ephyrproject/z</text:span><text:span text:style-name="T4">ephyr/build/ze</text:span><text:span text:style-name="T4">phyr/zephyr.el</text:span><text:span text:style-name="T4">f </text:span><text:span text:style-name="T4">/home/mj/Des</text:span><text:span text:style-name="T4">ktop/NOS/II/bu</text:span><text:span text:style-name="T4">ild</text:span></text:p>
            <text:p text:style-name="P11"><text:span text:style-name="T5">docker cp </text:span><text:span text:style-name="T5">/home/mj/Deskt</text:span><text:span text:style-name="T5">op/NOS/II/work</text:span><text:span text:style-name="T5">/main.c </text:span><text:span text:style-name="T5">zephyr:/root/ze</text:span><text:span text:style-name="T5">phyrproject/zep</text:span><text:span text:style-name="T5">hyr/samples/no</text:span><text:span text:style-name="T5">s/src</text:span></text:p>
            <text:p text:style-name="P1"><text:span text:style-name="T5"/></text:p>
            <text:p text:style-name="P1"><text:span text:style-name="T5"/></text:p>
            <text:p text:style-name="P1"><text:span text:style-name="T4">docker cp </text:span><text:span text:style-name="T4">zephyr:/root/z</text:span><text:span text:style-name="T4">ephyrproject/z</text:span><text:span text:style-name="T4">ephyr/samples</text:span><text:span text:style-name="T4">/nos/. </text:span><text:span text:style-name="T4">/home/mj/Des</text:span><text:span text:style-name="T4">ktop/NOS/II/w</text:span><text:span text:style-name="T4">ork/</text:span></text:p>
          </draw:text-box>
        </draw:frame>
        <draw:frame draw:style-name="gr13" draw:text-style-name="P14" draw:layer="layout" svg:width="9.701cm" svg:height="1.839cm" svg:x="156.924cm" svg:y="7.933cm">
          <draw:text-box>
            <text:p text:style-name="P13"><text:span text:style-name="T6">Create a prj.conf file for application configuration (optional):</text:span></text:p>
            <text:p text:style-name="P13"><text:span text:style-name="T7"># Example configuration CONFIG_STDOUT_CONSOLE=y</text:span></text:p>
            <text:p text:style-name="P13"><text:span text:style-name="T7">CONFIG_PRINTK=y</text:span></text:p>
          </draw:text-box>
        </draw:frame>
        <draw:frame draw:style-name="gr14" draw:text-style-name="P12" draw:layer="layout" svg:width="9.216cm" svg:height="1.827cm" svg:x="169.863cm" svg:y="3.706cm">
          <draw:text-box>
            <text:p text:style-name="P1"><text:span text:style-name="T6">DTS: <text:s text:c="2"/>/root/zephyrproject/zephyr/boards/nordic/nrf52dk</text:span></text:p>
            <text:p text:style-name="P1"><text:span text:style-name="T6">Bindings: /root/zephyrproject/zephyr/dts/bindings</text:span></text:p>
            <text:p text:style-name="P1"><text:span text:style-name="T6"/></text:p>
          </draw:text-box>
        </draw:frame>
        <draw:frame draw:style-name="gr15" draw:text-style-name="P15" draw:layer="layout" svg:width="16.729cm" svg:height="1.064cm" svg:x="162.901cm" svg:y="1.934cm">
          <draw:text-box>
            <text:p><text:span text:style-name="T6">App type</text:span></text:p>
            <text:p><text:span text:style-name="T6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6" draw:text-style-name="P16" draw:layer="layout" svg:width="37.554cm" svg:height="5.939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/>
            <text:p/>
            <text:p>/root/zephyrproject/zephyr/boards/shields/x_nucleo_iks01a2/x_nucleo_iks01a2.overlay</text:p>
          </draw:text-box>
        </draw:frame>
        <draw:frame draw:style-name="gr11" draw:text-style-name="P16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</draw:page>
      <draw:page draw:name="page2" draw:style-name="dp1" draw:master-page-name="Default">
        <draw:frame draw:style-name="gr17" draw:text-style-name="P17" draw:layer="layout" svg:width="3.868cm" svg:height="1.987cm" svg:x="97.381cm" svg:y="3.528cm">
          <draw:text-box>
            <text:p><text:span text:style-name="T8">ROS</text:span></text:p>
          </draw:text-box>
        </draw:frame>
        <draw:frame draw:style-name="gr18" draw:text-style-name="P18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19" draw:text-style-name="P19" draw:layer="layout" svg:width="7.915cm" svg:height="1.673cm" svg:x="7.196cm" svg:y="10.795cm">
          <draw:text-box>
            <text:p>Koliko traje traje odbrana?</text:p>
            <text:p>Sta s Docker?-GPT mzd</text:p>
          </draw:text-box>
        </draw:frame>
        <draw:frame draw:style-name="gr10" draw:text-style-name="P16" draw:layer="layout" svg:width="18.272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  <draw:frame draw:style-name="gr20" draw:text-style-name="P21" draw:layer="layout" svg:width="24.632cm" svg:height="3.935cm" svg:x="18.462cm" svg:y="8.926cm">
          <draw:text-box>
            <text:p text:style-name="P20"><text:span text:style-name="T9">https://docs.ros.org/en/humble/Concepts/Basic.html</text:span></text:p>
            <text:p text:style-name="P20"><text:span text:style-name="T9">ROS 2 is a middleware based on a strongly-typed, anonymous publish/subscribe </text:span><text:span text:style-name="T9">mechanism that allows for message passing between different processes.</text:span></text:p>
            <text:p text:style-name="P20"><text:span text:style-name="T9"/></text:p>
          </draw:text-box>
        </draw:frame>
        <draw:frame draw:style-name="gr21" draw:text-style-name="P19" draw:layer="layout" svg:width="2.83cm" svg:height="0.962cm" svg:x="27.67cm" svg:y="13.382cm">
          <draw:text-box>
            <text:p>Neki rpc</text:p>
          </draw:text-box>
        </draw:frame>
        <draw:frame draw:style-name="gr21" draw:text-style-name="P19" draw:layer="layout" svg:width="8.194cm" svg:height="2.384cm" svg:x="21.32cm" svg:y="21.955cm">
          <draw:text-box>
            <text:p>Message </text:p>
            <text:p>Service-kratak computation</text:p>
            <text:p>Action-duzi</text:p>
          </draw:text-box>
        </draw:frame>
        <draw:frame draw:style-name="gr22" draw:text-style-name="P16" draw:layer="layout" svg:width="19.455cm" svg:height="3.82cm" svg:x="5.675cm" svg:y="31.152cm">
          <draw:text-box>
            <text:p><text:a xlink:href="https://docs.ros.org/en/humble/Concepts/Basic/About-Topics.html" xlink:type="simple">https://docs.ros.org/en/humble/Concepts/Basic/About-Topics.html</text:a></text:p>
            <text:p>As stated earlier, ROS 2 is a strongly-typed, anonymous publish/subscribe system.</text:p>
          </draw:text-box>
        </draw:frame>
        <draw:frame draw:style-name="gr21" draw:text-style-name="P19" draw:layer="layout" svg:width="14.37cm" svg:height="2.384cm" svg:x="44.18cm" svg:y="36.877cm">
          <draw:text-box>
            <text:p>Dobro za pojmove:</text:p>
            <text:p><text:a xlink:href="https://docs.ros.org/en/jazzy/Concepts/Basic.html" xlink:type="simple">https://docs.ros.org/en/jazzy/Concepts/Basic.html</text:a></text:p>
            <text:p/>
          </draw:text-box>
        </draw:frame>
        <draw:frame draw:style-name="gr21" draw:text-style-name="P19" draw:layer="layout" svg:width="17.981cm" svg:height="1.673cm" svg:x="40.37cm" svg:y="19.415cm">
          <draw:text-box>
            <text:p><text:a xlink:href="https://docs.ros.org/en/jazzy/Tutorials/Beginner-CLI-Tools.html" xlink:type="simple">https://docs.ros.org/en/jazzy/Tutorials/Beginner-CLI-Tools.html</text:a></text:p>
            <text:p>Ima gifovi kako rade kompone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6-18T01:30:41.018704733</dc:date>
    <meta:editing-duration>P1DT2H51M6S</meta:editing-duration>
    <meta:editing-cycles>60</meta:editing-cycles>
    <meta:document-statistic meta:object-count="27"/>
  </office:meta>
</office:document-meta>
</file>